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10f5" officeooo:paragraph-rsid="001b10f5"/>
    </style:style>
    <style:style style:name="P2" style:family="paragraph" style:parent-style-name="Standard">
      <style:text-properties officeooo:rsid="001b6a42" officeooo:paragraph-rsid="001b6a42"/>
    </style:style>
    <style:style style:name="P3" style:family="paragraph" style:parent-style-name="Standard">
      <style:text-properties officeooo:rsid="001bb906" officeooo:paragraph-rsid="001bb906"/>
    </style:style>
    <style:style style:name="P4" style:family="paragraph" style:parent-style-name="Standard">
      <style:text-properties officeooo:rsid="001c4427" officeooo:paragraph-rsid="001c4427"/>
    </style:style>
    <style:style style:name="P5" style:family="paragraph" style:parent-style-name="Standard">
      <style:text-properties officeooo:rsid="0020e90d" officeooo:paragraph-rsid="0020e90d"/>
    </style:style>
    <style:style style:name="P6" style:family="paragraph" style:parent-style-name="Standard">
      <style:text-properties officeooo:rsid="002f469e" officeooo:paragraph-rsid="0037383b"/>
    </style:style>
    <style:style style:name="P7" style:family="paragraph" style:parent-style-name="Standard">
      <style:text-properties officeooo:paragraph-rsid="002f469e"/>
    </style:style>
    <style:style style:name="P8" style:family="paragraph" style:parent-style-name="Standard">
      <style:text-properties officeooo:rsid="003a6e86" officeooo:paragraph-rsid="003a6e86"/>
    </style:style>
    <style:style style:name="P9" style:family="paragraph" style:parent-style-name="Standard">
      <style:text-properties officeooo:rsid="003f70e0" officeooo:paragraph-rsid="003f70e0"/>
    </style:style>
    <style:style style:name="P10" style:family="paragraph" style:parent-style-name="Standard">
      <style:text-properties officeooo:rsid="004a9a12" officeooo:paragraph-rsid="004a9a12"/>
    </style:style>
    <style:style style:name="P11" style:family="paragraph" style:parent-style-name="Standard">
      <style:text-properties officeooo:paragraph-rsid="005262e0"/>
    </style:style>
    <style:style style:name="P12" style:family="paragraph" style:parent-style-name="Standard">
      <style:text-properties officeooo:rsid="005a44b7" officeooo:paragraph-rsid="005a44b7"/>
    </style:style>
    <style:style style:name="P13" style:family="paragraph" style:parent-style-name="Standard">
      <style:text-properties officeooo:rsid="00381faf" officeooo:paragraph-rsid="0037383b"/>
    </style:style>
    <style:style style:name="P14" style:family="paragraph" style:parent-style-name="Standard">
      <style:text-properties officeooo:rsid="00477b44" officeooo:paragraph-rsid="005262e0"/>
    </style:style>
    <style:style style:name="P15" style:family="paragraph" style:parent-style-name="Standard">
      <style:text-properties officeooo:rsid="005a44b7" officeooo:paragraph-rsid="005a44b7"/>
    </style:style>
    <style:style style:name="P16" style:family="paragraph" style:parent-style-name="Standard">
      <style:text-properties officeooo:paragraph-rsid="0068bfaa"/>
    </style:style>
    <style:style style:name="P17" style:family="paragraph" style:parent-style-name="Standard">
      <style:text-properties fo:font-weight="normal" officeooo:paragraph-rsid="0068bfaa" style:font-weight-asian="normal" style:font-weight-complex="normal"/>
    </style:style>
    <style:style style:name="T1" style:family="text">
      <style:text-properties officeooo:rsid="00182816"/>
    </style:style>
    <style:style style:name="T2" style:family="text">
      <style:text-properties officeooo:rsid="001b6a42"/>
    </style:style>
    <style:style style:name="T3" style:family="text">
      <style:text-properties officeooo:rsid="001d6d6a"/>
    </style:style>
    <style:style style:name="T4" style:family="text">
      <style:text-properties officeooo:rsid="0022e236"/>
    </style:style>
    <style:style style:name="T5" style:family="text">
      <style:text-properties officeooo:rsid="0026ae13"/>
    </style:style>
    <style:style style:name="T6" style:family="text">
      <style:text-properties officeooo:rsid="00276f87"/>
    </style:style>
    <style:style style:name="T7" style:family="text">
      <style:text-properties officeooo:rsid="003261e8"/>
    </style:style>
    <style:style style:name="T8" style:family="text">
      <style:text-properties officeooo:rsid="0037ac3b"/>
    </style:style>
    <style:style style:name="T9" style:family="text">
      <style:text-properties officeooo:rsid="00381faf"/>
    </style:style>
    <style:style style:name="T10" style:family="text">
      <style:text-properties officeooo:rsid="0039a48c"/>
    </style:style>
    <style:style style:name="T11" style:family="text">
      <style:text-properties officeooo:rsid="003a4dff"/>
    </style:style>
    <style:style style:name="T12" style:family="text">
      <style:text-properties officeooo:rsid="003dcfa0"/>
    </style:style>
    <style:style style:name="T13" style:family="text">
      <style:text-properties officeooo:rsid="003e256c"/>
    </style:style>
    <style:style style:name="T14" style:family="text">
      <style:text-properties officeooo:rsid="00406726"/>
    </style:style>
    <style:style style:name="T15" style:family="text">
      <style:text-properties officeooo:rsid="0043e426"/>
    </style:style>
    <style:style style:name="T16" style:family="text">
      <style:text-properties officeooo:rsid="00477b44"/>
    </style:style>
    <style:style style:name="T17" style:family="text">
      <style:text-properties officeooo:rsid="004a9871"/>
    </style:style>
    <style:style style:name="T18" style:family="text">
      <style:text-properties officeooo:rsid="004c72c2"/>
    </style:style>
    <style:style style:name="T19" style:family="text">
      <style:text-properties officeooo:rsid="00587dac"/>
    </style:style>
    <style:style style:name="T20" style:family="text">
      <style:text-properties officeooo:rsid="005a7b74"/>
    </style:style>
    <style:style style:name="T21" style:family="text">
      <style:text-properties officeooo:rsid="005be94c"/>
    </style:style>
    <style:style style:name="T22" style:family="text">
      <style:text-properties officeooo:rsid="005cdfbb"/>
    </style:style>
    <style:style style:name="T23" style:family="text">
      <style:text-properties officeooo:rsid="0063aaa7"/>
    </style:style>
    <style:style style:name="T24" style:family="text">
      <style:text-properties officeooo:rsid="0068bfaa"/>
    </style:style>
    <style:style style:name="T25" style:family="text">
      <style:text-properties officeooo:rsid="006cee55"/>
    </style:style>
    <style:style style:name="T26" style:family="text">
      <style:text-properties officeooo:rsid="0077de42"/>
    </style:style>
    <style:style style:name="T27" style:family="text">
      <style:text-properties officeooo:rsid="0077ec05"/>
    </style:style>
    <style:style style:name="T28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去年的主要問題是</text:p>
      <text:p text:style-name="Standard">1. month open 導致大量交易，<text:span text:style-name="T1">profitable的trade被砍掉。</text:span></text:p>
      <text:p text:style-name="P1">2. month一定要改成至少quarter, half half，甚至year.</text:p>
      <text:p text:style-name="P1"/>
      <text:p text:style-name="P1">改到一個一勞永逸的方法最好</text:p>
      <text:p text:style-name="P1">1. 資產長期上漲，短期波動比較大，一半應該長線持有ETF, 另外一半短線。這樣可以做到長短結合。</text:p>
      <text:p text:style-name="P1">所以弄50%左右的長線倉位，裡面含有一半的QQQ和一半的SPY。<text:span text:style-name="T2">Long term adder裡面的倉位是不動的。</text:span></text:p>
      <text:p text:style-name="P2">2. 另外一半是短線。</text:p>
      <text:p text:style-name="P2"/>
      <text:p text:style-name="P2">站在這個時間點上的反思</text:p>
      <text:p text:style-name="P2">1. 2018年8月股票清倉的時候是個大低點<text:span text:style-name="T5">，這個時間點完全清空。</text:span>離股市太近會導致沒法持有，所以要一部分長線，一部分短線，離股市距離要遠</text:p>
      <text:p text:style-name="P3">2. 深圳的房地產提供了巨大的價值，有機會的時候買房，搶佔地利非常重要</text:p>
      <text:p text:style-name="P4"><text:span text:style-name="T6">3</text:span>. 投資最好的國家的股市<text:span text:style-name="T3">（美國），買最好的股，最舒服的城市的房地產（海南，深圳）</text:span> <text:span text:style-name="T3">。中國的股市垃圾，不要碰。中國深圳以外的城市都從來不去，這地方還是相對最好。</text:span></text:p>
      <text:p text:style-name="P5"><text:span text:style-name="T6">4</text:span>.美國股市吸引了全世界的錢，一跌就補上來了，有經濟增長和通脹兩個力量長期把股市往上拉，做空是不明智的。好的房地產是人口流入和通脹長期往上拉。</text:p>
      <text:p text:style-name="P5"><text:span text:style-name="T6">5</text:span>. 多倫多的房子維護成本高<text:span text:style-name="T4">，交易成本大，不在那住就買condo，現在買house的時機不適合。以搞定人和為主要目標。以後不大可能去多倫多住，因為地方太冷。父母在，不遠遊，每次折騰成本都巨大，包括對身體的傷害。這次倒時差對身體的傷害可見一斑，所以立即避免此類折騰。犧牲的是西方的優秀書籍。這就需要在香港有地點，然後經常把最新的書運到香港。人家都說我瘦，臉色不好，都是這段時間的折騰造成。必須在一個地方養尊處優，而不能經常換地方。At the time of writing，多倫多零下14度，生活質量奇差。這種地方根本無法居住。</text:span></text:p>
      <text:p text:style-name="P7"/>
      <text:p text:style-name="P6">長期的優秀的策略是lindy-robust的。放眼10年前和10年後都應該是一樣的投資策略。長線美股，持有一線城市地產，持有多倫多的condo作為<text:span text:style-name="T7">backup（減少持有成本）。現在想2009年12月自己應該持有什麼樣的投資策略。當時也是這個時候來到深圳。</text:span></text:p>
      <text:p text:style-name="P6"/>
      <text:p text:style-name="P13">（地）舒服的地方多買房子。不舒服的地方不買房子，北京再好太冷，不買。這是第一點。</text:p>
      <text:p text:style-name="P6"><text:span text:style-name="T9">（人）</text:span>早晚要結婚<text:span text:style-name="T8">，早找比晚找好，一直找，別鬆懈。</text:span></text:p>
      <text:p text:style-name="P8">（地）獲得香港身份，香港地產。</text:p>
      <text:p text:style-name="P8"/>
      <text:p text:style-name="P6">地和股票長期增值<text:span text:style-name="T10">。</text:span></text:p>
      <text:p text:style-name="P6">人不斷老去<text:span text:style-name="T10">，不斷貶值，唯一的方式就是生下一代，用基因的傳承完成輪迴。人沒有10年前好了，但是地和股票更值錢了。</text:span></text:p>
      <text:p text:style-name="P6"/>
      <text:p text:style-name="P6">身份帶來的選擇性是很大的<text:span text:style-name="T11">，加拿大國籍可以讓你任何時候都離開。HN是有智慧的，讓你拿這個肯定有好處，過來人的建議聽幾個，如果都是一樣的，他們肯定比你聰明。Miles Kwok十幾個身份，有他的道理。</text:span></text:p>
      <text:p text:style-name="P6"/>
      <text:p text:style-name="P6">拿身份<text:span text:style-name="T12">，拿土地，生孩子。</text:span></text:p>
      <text:p text:style-name="P6">投資方面<text:span text:style-name="T13">：持有土地和績優股。</text:span></text:p>
      <text:p text:style-name="P6"/>
      <text:p text:style-name="P9">關係：大部分關係不隨着時間變化而增強。關係不升值。在和wayne朋友的<text:span text:style-name="T14">15年里，地升值了30倍，友情並沒有什麼大的變化，頂多是互相利用而已。無聊的時候出去玩玩而已。</text:span></text:p>
      <text:p text:style-name="Standard"/>
      <text:p text:style-name="Standard"><text:soft-page-break/>能力:不會突然增長<text:span text:style-name="T17">。是asset.</text:span></text:p>
      <text:p text:style-name="P10">知識：慢速增長<text:span text:style-name="T18">。是asset。</text:span></text:p>
      <text:p text:style-name="Standard">關係: 沒有增值的<text:span text:style-name="T17">，大部分沒有了，一部分保持. 典型的consumption。</text:span></text:p>
      <text:p text:style-name="Standard">錢長期貶值<text:span text:style-name="T15">，持有資產，土地。更換基因的持有者, 人fragile, gene robust. </text:span></text:p>
      <text:p text:style-name="P11">生意是二流<text:span text:style-name="T16">，是幌子.</text:span></text:p>
      <text:p text:style-name="P14">資產是一流，被動收入是一流。</text:p>
      <text:p text:style-name="Standard"/>
      <text:p text:style-name="Standard">早晚要辦的事情現在就辦. 追求速戰速決. 不拖泥帶水, 迭代速度快. 不在<text:span text:style-name="T19">consumption上浪費時間.</text:span></text:p>
      <text:p text:style-name="P12">把long term position in US ETF put in place. 短線策略可以變動, 長期追隨半倉<text:span text:style-name="T20">ETF制度.</text:span></text:p>
      <text:p text:style-name="P12">注意不斷的電腦/手機<text:span text:style-name="T21">exposure對psyche帶來的wear and tear, 兵貴拙速, 未睹巧之久也. </text:span></text:p>
      <text:p text:style-name="P12"/>
      <text:p text:style-name="P12">知乎:這個需要持續<text:span text:style-name="T22">output, 屬於ESBI裡面的small business, 不產出東西,網絡很快就把你忘了.所以這個不是big business(不需要任何投入),也不屬於I (investment). 這個也不是資產. 虛名最靠不住. 所以不在知乎阿浪費時間。核心在於處於最好的地利，創造和等待天時，按照長期有效+自然的方式發展自己的資源。獲得不可再生資源，例如土地。抗通脹，持有最好的股票。人和要不斷蓄積，騎驢找馬。 </text:span></text:p>
      <text:p text:style-name="P12"/>
      <text:p text:style-name="P17">Consumption:</text:p>
      <text:p text:style-name="P16">讓對方增加investment, 己方以逸待勞.</text:p>
      <text:p text:style-name="Standard">例如上次上gianna和chris到中心書城,這個就是以逸待勞.永遠讓敵方千里勞頓<text:span text:style-name="T26">。 </text:span></text:p>
      <text:p text:style-name="Standard">例如15年10月,沒必要去口岸接送<text:span text:style-name="T23">Jess,讓她坐車到蛇口，故意耍她。 人只value他們需要努力才能得到的事物. 浪費在關係上的時間和錢是毫無意義的. 己方坐守, 讓對方過來即可. 對方如果和己方爭論控制權,直接pass掉即可. </text:span>讓對方跋山涉水是一種策略,增加對方的<text:span text:style-name="T24">investment.</text:span></text:p>
      <text:p text:style-name="Standard"/>
      <text:p text:style-name="Standard">只要不亂消費, 現在個方面狀況較好. 只要不進大陷阱. 感情陷阱, 生意陷阱這個是兩大未來<text:span text:style-name="T25">10年內的陷阱. 不做有本的生意, 不投入感情,這就能保持不敗之地. 把本錢投在最優秀的標的上,例如美股和地產. 需要本錢的生意不是啥好生意. 例如最近出現的cyndi, 增加她的investment, 讓她來深圳即可. 其他關外的人, 讓她們來關內. 16年的cindy, 你可以要求她搭地鐵到蛇口見你, 讓對方長途跋涉, 這也是要點所在. 時間越長,對方情緒越崩潰, 越有機可乘. 以逸待勞的終極奧義則在此.</text:span></text:p>
      <text:p text:style-name="Standard"/>
      <text:p text:style-name="Standard">以靜待躁. </text:p>
      <text:p text:style-name="Standard">防止被坑<text:span text:style-name="T27">。 例如周囧利用補鍋法先讓我的牙產生齲齒，然後漫天要價，一顆要1800， 還要做嵌體7800，想賺13200. 黑的無法想象，要知道這些私立醫院是十分黑的。 要換不同醫生洗牙，防止被補鍋法坑。先把牙搞壞，然後在補牙上撈一筆。上次拔牙就被坑了，這次又要來坑一次。幸虧這次在國外讀了一些書，手中必須有3個報價再做決定。用海南電話先四處詢價，然後找一個合適的去做即可。怪不得上次那個老太太罵周囧，這人真是坑。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01:41:08.911398517</meta:creation-date>
    <dc:date>2019-12-19T03:42:10.749326856</dc:date>
    <meta:editing-duration>PT1H54M57S</meta:editing-duration>
    <meta:editing-cycles>106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1999" meta:character-count="2445" meta:non-whitespace-character-count="2357"/>
  </office:meta>
</office:document-meta>
</file>